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189568944987" calcext:value-type="float">
            <text:p>99,62</text:p>
          </table:table-cell>
          <table:table-cell table:style-name="ce3" table:formula="of:=([.F2]/12597)*100" office:value-type="float" office:value="0.38104310550131" calcext:value-type="float">
            <text:p>0,38</text:p>
          </table:table-cell>
          <table:table-cell office:value-type="float" office:value="5344" calcext:value-type="float">
            <text:p>5344</text:p>
          </table:table-cell>
          <table:table-cell table:style-name="ce4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132.82191205" calcext:value-type="float">
            <text:p>132,82191205</text:p>
          </table:table-cell>
          <table:table-cell office:value-type="float" office:value="9.28078889847" calcext:value-type="float">
            <text:p>9,28078889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824640787489" calcext:value-type="float">
            <text:p>99,68</text:p>
          </table:table-cell>
          <table:table-cell table:style-name="ce3" table:formula="of:=([.F3]/12597)*100" office:value-type="float" office:value="0.317535921251092" calcext:value-type="float">
            <text:p>0,3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73.2329380512" calcext:value-type="float">
            <text:p>73,2329380512</text:p>
          </table:table-cell>
          <table:table-cell office:value-type="float" office:value="21.9780406952" calcext:value-type="float">
            <text:p>21,97804069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484004127967" calcext:value-type="float">
            <text:p>99,48</text:p>
          </table:table-cell>
          <table:table-cell table:style-name="ce3" table:formula="of:=([.F4]/12597)*100" office:value-type="float" office:value="0.515995872033024" calcext:value-type="float">
            <text:p>0,52</text:p>
          </table:table-cell>
          <table:table-cell office:value-type="float" office:value="3158" calcext:value-type="float">
            <text:p>3158</text:p>
          </table:table-cell>
          <table:table-cell table:style-name="ce4" table:formula="of:=[.E20]+[.H20]" office:value-type="float" office:value="12532" calcext:value-type="float">
            <text:p>12532</text:p>
          </table:table-cell>
          <table:table-cell table:formula="of:=12597-[.E4]" office:value-type="float" office:value="65" calcext:value-type="float">
            <text:p>65</text:p>
          </table:table-cell>
          <table:table-cell office:value-type="float" office:value="121.599344015" calcext:value-type="float">
            <text:p>121,599344015</text:p>
          </table:table-cell>
          <table:table-cell office:value-type="float" office:value="3.68911910057" calcext:value-type="float">
            <text:p>3,68911910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3172977693102" calcext:value-type="float">
            <text:p>99,32</text:p>
          </table:table-cell>
          <table:table-cell table:style-name="ce3" table:formula="of:=([.F5]/12597)*100" office:value-type="float" office:value="0.682702230689847" calcext:value-type="float">
            <text:p>0,68</text:p>
          </table:table-cell>
          <table:table-cell office:value-type="float" office:value="3358" calcext:value-type="float">
            <text:p>3358</text:p>
          </table:table-cell>
          <table:table-cell table:style-name="ce4" table:formula="of:=[.E21]+[.H21]" office:value-type="float" office:value="12511" calcext:value-type="float">
            <text:p>12511</text:p>
          </table:table-cell>
          <table:table-cell table:formula="of:=12597-[.E5]" office:value-type="float" office:value="86" calcext:value-type="float">
            <text:p>86</text:p>
          </table:table-cell>
          <table:table-cell office:value-type="float" office:value="149.399243832" calcext:value-type="float">
            <text:p>149,399243832</text:p>
          </table:table-cell>
          <table:table-cell office:value-type="float" office:value="4.04624390602" calcext:value-type="float">
            <text:p>4,04624390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2689529253" calcext:value-type="float">
            <text:p>99,63</text:p>
          </table:table-cell>
          <table:table-cell table:style-name="ce3" table:formula="of:=([.F6]/12597)*100" office:value-type="float" office:value="0.373104707470033" calcext:value-type="float">
            <text:p>0,37</text:p>
          </table:table-cell>
          <table:table-cell office:value-type="float" office:value="6322" calcext:value-type="float">
            <text:p>6322</text:p>
          </table:table-cell>
          <table:table-cell table:style-name="ce4" table:formula="of:=[.E22]+[.H22]" office:value-type="float" office:value="12550" calcext:value-type="float">
            <text:p>12550</text:p>
          </table:table-cell>
          <table:table-cell table:formula="of:=12597-[.E6]" office:value-type="float" office:value="47" calcext:value-type="float">
            <text:p>47</text:p>
          </table:table-cell>
          <table:table-cell office:value-type="float" office:value="198.492439032" calcext:value-type="float">
            <text:p>198,492439032</text:p>
          </table:table-cell>
          <table:table-cell office:value-type="float" office:value="7.21976280212" calcext:value-type="float">
            <text:p>7,219762802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1582916567437" calcext:value-type="float">
            <text:p>98,16</text:p>
          </table:table-cell>
          <table:table-cell table:style-name="ce3" table:formula="of:=([.F7]/12597)*100" office:value-type="float" office:value="1.84170834325633" calcext:value-type="float">
            <text:p>1,84</text:p>
          </table:table-cell>
          <table:table-cell office:value-type="float" office:value="6269" calcext:value-type="float">
            <text:p>6269</text:p>
          </table:table-cell>
          <table:table-cell table:style-name="ce4" table:formula="of:=[.E23]+[.H23]" office:value-type="float" office:value="12365" calcext:value-type="float">
            <text:p>12365</text:p>
          </table:table-cell>
          <table:table-cell table:formula="of:=12597-[.E7]" office:value-type="float" office:value="232" calcext:value-type="float">
            <text:p>232</text:p>
          </table:table-cell>
          <table:table-cell office:value-type="float" office:value="202.538432121" calcext:value-type="float">
            <text:p>202,538432121</text:p>
          </table:table-cell>
          <table:table-cell office:value-type="float" office:value="7.64258027077" calcext:value-type="float">
            <text:p>7,642580270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4125585456855" calcext:value-type="float">
            <text:p>99,41</text:p>
          </table:table-cell>
          <table:table-cell table:style-name="ce3" table:formula="of:=([.F8]/12597)*100" office:value-type="float" office:value="0.587441454314519" calcext:value-type="float">
            <text:p>0,59</text:p>
          </table:table-cell>
          <table:table-cell office:value-type="float" office:value="3077" calcext:value-type="float">
            <text:p>3077</text:p>
          </table:table-cell>
          <table:table-cell table:style-name="ce4" table:formula="of:=[.E24]+[.H24]" office:value-type="float" office:value="12523" calcext:value-type="float">
            <text:p>12523</text:p>
          </table:table-cell>
          <table:table-cell table:formula="of:=12597-[.E8]" office:value-type="float" office:value="74" calcext:value-type="float">
            <text:p>74</text:p>
          </table:table-cell>
          <table:table-cell office:value-type="float" office:value="144.591455936" calcext:value-type="float">
            <text:p>144,591455936</text:p>
          </table:table-cell>
          <table:table-cell office:value-type="float" office:value="3.54412007332" calcext:value-type="float">
            <text:p>3,544120073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1505914106533" calcext:value-type="float">
            <text:p>99,15</text:p>
          </table:table-cell>
          <table:table-cell table:style-name="ce3" table:formula="of:=([.F9]/12597)*100" office:value-type="float" office:value="0.84940858934667" calcext:value-type="float">
            <text:p>0,85</text:p>
          </table:table-cell>
          <table:table-cell office:value-type="float" office:value="3476" calcext:value-type="float">
            <text:p>3476</text:p>
          </table:table-cell>
          <table:table-cell table:style-name="ce4" table:formula="of:=[.E25]+[.H25]" office:value-type="float" office:value="12490" calcext:value-type="float">
            <text:p>12490</text:p>
          </table:table-cell>
          <table:table-cell table:formula="of:=12597-[.E9]" office:value-type="float" office:value="107" calcext:value-type="float">
            <text:p>107</text:p>
          </table:table-cell>
          <table:table-cell office:value-type="float" office:value="152.359498978" calcext:value-type="float">
            <text:p>152,359498978</text:p>
          </table:table-cell>
          <table:table-cell office:value-type="float" office:value="4.03292894363" calcext:value-type="float">
            <text:p>4,032928943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172977693102" calcext:value-type="float">
            <text:p>99,32</text:p>
          </table:table-cell>
          <table:table-cell table:style-name="ce3" table:formula="of:=([.F10]/12597)*100" office:value-type="float" office:value="0.682702230689847" calcext:value-type="float">
            <text:p>0,68</text:p>
          </table:table-cell>
          <table:table-cell office:value-type="float" office:value="3233" calcext:value-type="float">
            <text:p>3233</text:p>
          </table:table-cell>
          <table:table-cell table:style-name="ce4" table:formula="of:=[.E26]+[.H26]" office:value-type="float" office:value="12511" calcext:value-type="float">
            <text:p>12511</text:p>
          </table:table-cell>
          <table:table-cell table:formula="of:=12597-[.E10]" office:value-type="float" office:value="86" calcext:value-type="float">
            <text:p>86</text:p>
          </table:table-cell>
          <table:table-cell office:value-type="float" office:value="240.57051897" calcext:value-type="float">
            <text:p>240,57051897</text:p>
          </table:table-cell>
          <table:table-cell office:value-type="float" office:value="3.78548192978" calcext:value-type="float">
            <text:p>3,785481929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3093593712789" calcext:value-type="float">
            <text:p>99,31</text:p>
          </table:table-cell>
          <table:table-cell table:style-name="ce3" table:formula="of:=([.F11]/12597)*100" office:value-type="float" office:value="0.690640628721124" calcext:value-type="float">
            <text:p>0,69</text:p>
          </table:table-cell>
          <table:table-cell office:value-type="float" office:value="3669" calcext:value-type="float">
            <text:p>3669</text:p>
          </table:table-cell>
          <table:table-cell table:style-name="ce4" table:formula="of:=[.E27]+[.H27]" office:value-type="float" office:value="12510" calcext:value-type="float">
            <text:p>12510</text:p>
          </table:table-cell>
          <table:table-cell table:formula="of:=12597-[.E11]" office:value-type="float" office:value="87" calcext:value-type="float">
            <text:p>87</text:p>
          </table:table-cell>
          <table:table-cell office:value-type="float" office:value="192.924968958" calcext:value-type="float">
            <text:p>192,924968958</text:p>
          </table:table-cell>
          <table:table-cell office:value-type="float" office:value="5.15613293648" calcext:value-type="float">
            <text:p>5,156132936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077716916726" calcext:value-type="float">
            <text:p>99,3077716917</text:p>
          </table:table-cell>
          <table:table-cell table:formula="of:=AVERAGE([.C2:.C11])" office:value-type="float" office:value="0.692228308327379" calcext:value-type="float">
            <text:p>0,6922283083</text:p>
          </table:table-cell>
          <table:table-cell table:formula="of:=SUM([.D2:.D11])/10" office:value-type="float" office:value="5050.3" calcext:value-type="float">
            <text:p>5050,3</text:p>
          </table:table-cell>
          <table:table-cell table:formula="of:=AVERAGE([.E2:.E11])" office:value-type="float" office:value="12509.8" calcext:value-type="float">
            <text:p>12509,8</text:p>
          </table:table-cell>
          <table:table-cell table:formula="of:=AVERAGE([.F2:.F11])" office:value-type="float" office:value="87.2" calcext:value-type="float">
            <text:p>87,2</text:p>
          </table:table-cell>
          <table:table-cell table:formula="of:=SUM([.G2:.G11])/10" office:value-type="float" office:value="160.85307519432" calcext:value-type="float">
            <text:p>160,8530751943</text:p>
          </table:table-cell>
          <table:table-cell table:formula="of:=SUM([.H2:.H11])/10" office:value-type="float" office:value="7.037519955636" calcext:value-type="float">
            <text:p>7,037519955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00912915773597" calcext:value-type="float">
            <text:p>0,400912915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9.7" calcext:value-type="float">
            <text:p>5809,7</text:p>
          </table:table-cell>
          <table:table-cell table:formula="of:=AVERAGE([.G18:.G27])" office:value-type="float" office:value="53" calcext:value-type="float">
            <text:p>53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12597-SUM([.E18:.G18])" office:value-type="float" office:value="6792" calcext:value-type="float">
            <text:p>679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.2" calcext:value-type="float">
            <text:p>34,2</text:p>
          </table:table-cell>
          <table:table-cell table:formula="of:=AVERAGE([.H18:.H27])" office:value-type="float" office:value="6700.1" calcext:value-type="float">
            <text:p>6700,1</text:p>
          </table:table-cell>
          <table:table-cell/>
          <table:table-cell office:value-type="float" office:value="5818" calcext:value-type="float">
            <text:p>58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39" calcext:value-type="float">
            <text:p>67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0" calcext:value-type="float">
            <text:p>576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12597-SUM([.E20:.G20])" office:value-type="float" office:value="6772" calcext:value-type="float">
            <text:p>677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9.7" calcext:value-type="float">
            <text:p>5809,7</text:p>
          </table:table-cell>
          <table:table-cell table:number-columns-repeated="2"/>
          <table:table-cell office:value-type="float" office:value="5737" calcext:value-type="float">
            <text:p>5737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formula="of:=12597-SUM([.E21:.G21])" office:value-type="float" office:value="6774" calcext:value-type="float">
            <text:p>677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.2" calcext:value-type="float">
            <text:p>34,2</text:p>
          </table:table-cell>
          <table:table-cell table:number-columns-repeated="2"/>
          <table:table-cell office:value-type="float" office:value="5892" calcext:value-type="float">
            <text:p>589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12597-SUM([.E22:.G22])" office:value-type="float" office:value="6658" calcext:value-type="float">
            <text:p>665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3" calcext:value-type="float">
            <text:p>53</text:p>
          </table:table-cell>
          <table:table-cell table:number-columns-repeated="2"/>
          <table:table-cell office:value-type="float" office:value="5884" calcext:value-type="float">
            <text:p>5884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table:formula="of:=12597-SUM([.E23:.G23])" office:value-type="float" office:value="6481" calcext:value-type="float">
            <text:p>648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00.1" calcext:value-type="float">
            <text:p>6700,1</text:p>
          </table:table-cell>
          <table:table-cell table:number-columns-repeated="2"/>
          <table:table-cell office:value-type="float" office:value="5766" calcext:value-type="float">
            <text:p>5766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formula="of:=12597-SUM([.E24:.G24])" office:value-type="float" office:value="6757" calcext:value-type="float">
            <text:p>67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79" calcext:value-type="float">
            <text:p>577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12597-SUM([.E25:.G25])" office:value-type="float" office:value="6711" calcext:value-type="float">
            <text:p>671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5" calcext:value-type="float">
            <text:p>586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12597-SUM([.E26:.G26])" office:value-type="float" office:value="6646" calcext:value-type="float">
            <text:p>664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9" calcext:value-type="float">
            <text:p>5839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12597-SUM([.E27:.G27])" office:value-type="float" office:value="6671" calcext:value-type="float">
            <text:p>667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077716916726" calcext:value-type="float">
            <text:p>0,9930777169</text:p>
          </table:table-cell>
          <table:table-cell table:number-columns-repeated="2"/>
          <table:table-cell table:formula="of:=SUM([.E18:.E27])/10" office:value-type="float" office:value="5809.7" calcext:value-type="float">
            <text:p>5809,7</text:p>
          </table:table-cell>
          <table:table-cell table:formula="of:=SUM([.F18:.F27])/10" office:value-type="float" office:value="34.2" calcext:value-type="float">
            <text:p>34,2</text:p>
          </table:table-cell>
          <table:table-cell table:formula="of:=SUM([.G18:.G27])/10" office:value-type="float" office:value="53" calcext:value-type="float">
            <text:p>53</text:p>
          </table:table-cell>
          <table:table-cell table:formula="of:=SUM([.H18:.H27])/10" office:value-type="float" office:value="6700.1" calcext:value-type="float">
            <text:p>670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9222830832738" calcext:value-type="float">
            <text:p>0,0069222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095979668071" calcext:value-type="float">
            <text:p>0,9909597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921521167753" calcext:value-type="float">
            <text:p>0,99492152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45:53.6066172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5S</meta:editing-duration>
    <meta:editing-cycles>8</meta:editing-cycles>
    <meta:generator>LibreOffice/5.1.6.2$Linux_X86_64 LibreOffice_project/10m0$Build-2</meta:generator>
    <dc:date>2018-01-21T17:29:00.591782254</dc:date>
    <meta:document-statistic meta:table-count="1" meta:cell-count="177" meta:object-count="0"/>
  </office:meta>
</office:document-meta>
</file>